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style:style style:name="T1" style:family="text">
      <style:text-properties fo:font-variant="normal" fo:text-transform="none" fo:color="#000000" style:font-name="courier new"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f a computer user hears the word XML, having no previous knowledge of the language, their first though is probably of its similarity to the word HTML. Reasonably so, because XML, like HTML (Hyper Text Markup Language), is also a markup language. However, HTML as a language was designed to display data, and XML has a different purpose.</text:p>
      <text:p text:style-name="P1"><text:tab/>XML stands for EXtensible Markup Language. It is a language with a focus completely on the storage of data. It sorts data via tags that are user-defined. This helps in its intention to be self-descriptive. On the W3Schools webpage, the introduction to XML section features this example of code:</text:p>
      <text:p text:style-name="P1"><text:span text:style-name="T1"><text:tab/>&lt;note&gt;<text:line-break/><text:tab/>&lt;to&gt;Tove&lt;/to&gt;<text:line-break/><text:tab/>&lt;from&gt;Jani&lt;/from&gt;<text:line-break/><text:tab/>&lt;heading&gt;Reminder&lt;/heading&gt;<text:line-break/><text:tab/>&lt;body&gt;Don't forget me this weekend!&lt;/body&gt;<text:line-break/><text:tab/>&lt;/note&gt;</text:span> </text:p>
      <text:p text:style-name="P1">(<text:a xlink:type="simple" xlink:href="http://www.w3schools.com/xml/xml_whatis.asp">http://www.w3schools.com/xml/xml_whatis.asp</text:a> )</text:p>
      <text:p text:style-name="P1">Notice that the tags are completely descriptive of their purpose and easy to understand. Note also that the code does not actually do anything to the data. HTML focuses on how the data looks, XML only stores it. Other software is required for reading and displaying XML. For our purposes, however, we want to focus on comparing it.</text:p>
      <text:p text:style-name="P1">**** needs editing, general statements, more detail (more on applications of XML)</text:p>
      <text:p text:style-name="P1"><text:tab/>Diff, as explained by its man page (<text:a xlink:type="simple" xlink:href="http://ss64.com/bash/diff.html">http://ss64.com/bash/diff.html</text:a> how to cite?), is a file utility that shows the difference between two files. When a user runs a "diff" on two different versions of a program, the output is the lines of code that are not the same in both versions (or missing from one and not the other). If a diff is run on binary files, it only states whether or not the file is different. Otherwise, it is typically applied to text files. We want to create a program that performs the same operation as diff, but instead with XML files. (paragraph transition)</text:p>
      <text:p text:style-name="P1"><text:tab/>The files will be look at as trees, with parent and children nodes for the their elements and <text:soft-page-break/>attributes. Our program will traverse the trees and create a new tree who's nodes are the unions of the nodes on the original trees. (reword). We will mark the nodes on the new tree as "changed" if they are different, and return the output to the user. </text:p>
      <text:p text:style-name="P1"><text:tab/></text:p>
      <text:p text:style-name="P1">//<text:tab/> Future work: <text:s/>"diff" is customizable based on what the user wants to consider different. If the user puts -i in the command line, the program will ignore case differences, and Funky and FUNKY will be considered the same. We can add more specifications in time.</text:p>
      <text:p text:style-name="P1"/>
      <text:p text:style-name="P3">Testing</text:p>
      <text:p text:style-name="P4"><text:tab/>We tested our program on eight documents. We compared two pairs of XML files (that we obtained from decompressing ODT files) and two pairs of SVG images. In each pair, the files were similar with small differences. Our program successfully detected the differences, which were then displayed in the resulting XML tree.</text:p>
      <text:p text:style-name="P4"/>
      <text:p text:style-name="P3">Applications</text:p>
      <text:p text:style-name="P4"><text:tab/>Our FastXMLDiff (FXD) could be put to many different applications in the future. Office suites could implement it in helping the user track changes in their files. For example, if a user alters a file and saves it, the suite could check for another version of the file on the disk, run the FXD, and show the user the differences between the two versions. The user could then be given the option to delete the alternate version. In this way, the office suite could help the user be disk-space conciencious.</text:p>
      <text:p text:style-name="P4"><text:tab/>Because of the many uses of XML, our FXD has many things to be applied to. It can de-duplicate graphics, office, and even news files. As we mentioned previously, some syndication feeds use a form of XML (such as RSS and Atom). If a program implemented FXD on two syndication files, our program would be able to detected what was "new" news ( news present in the current file and not the other). </text:p>
      <text:p text:style-name="P4"><text:soft-page-break/></text:p>
      <text:p text:style-name="P3">Future Work</text:p>
      <text:p text:style-name="P4"><text:tab/>FXD has the potential to grow to many different projects. We can also alter the program itself. One such alteration that our group would have done if alloted more time is creating a namespace specifically for our program. As it stands right now, when our program marks a node as "added", it changes the attribute "added" to true. But what if our program runs into another one that changes the same attribute? We want to create a seperate namespace for our diff functions that would not conflict with existing code.</text:p>
      <text:p text:style-name="P4"><text:tab/>However, our namespace attributes might be helpful to other users and programs. We could also easily create a library with our functions and variables. In the spirit of opensource, this can share our code that could be helpful to others.</text:p>
      <text:p text:style-name="P4"><text:tab/>We also hope to create an XML schema/DTD to outline the format. (Schemas and DTDs are used with XML to provide a standard format and protocol). This will allow our diff files to be validated. </text:p>
      <text:p text:style-name="P4"><text:tab/>All of these aspirations could help lead to our final goal: implementation with other software. Akregator (a news feed reader for the KDE desktop) and KWord (the KDE word processing suite) are two opensource projects that could utilize our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27M39S</meta:editing-duration>
    <meta:editing-cycles>9</meta:editing-cycles>
    <meta:generator>OpenOffice.org/3.2$Win32 OpenOffice.org_project/320m18$Build-9502</meta:generator>
    <dc:date>2011-05-04T12:24:40.66</dc:date>
    <meta:document-statistic meta:table-count="0" meta:image-count="0" meta:object-count="0" meta:page-count="3" meta:paragraph-count="20" meta:word-count="828" meta:character-count="4855"/>
    <meta:user-defined meta:name="Info 1"/>
    <meta:user-defined meta:name="Info 2"/>
    <meta:user-defined meta:name="Info 3"/>
    <meta:user-defined meta:name="Info 4"/>
  </office:meta>
</office:document-meta>
</file>